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115%" fo:text-align="justify" style:justify-single-word="false"/>
      <style:text-properties fo:color="#000000" loext:opacity="100%" style:font-name="arial" fo:font-size="12pt" officeooo:rsid="00135b78" officeooo:paragraph-rsid="00135b78" fo:background-color="transparent" style:font-size-asian="12pt" style:font-size-complex="12pt"/>
    </style:style>
    <style:style style:name="P2" style:family="paragraph" style:parent-style-name="Standard">
      <style:paragraph-properties fo:line-height="115%" fo:text-align="justify" style:justify-single-word="false" fo:break-before="page"/>
      <style:text-properties fo:color="#000000" loext:opacity="100%" style:font-name="arial" fo:font-size="12pt" officeooo:rsid="000d3d5c" officeooo:paragraph-rsid="000d3d5c" fo:background-color="transparent" style:font-size-asian="12pt" style:font-size-complex="12pt"/>
    </style:style>
    <style:style style:name="P3" style:family="paragraph" style:parent-style-name="Standard">
      <style:paragraph-properties fo:line-height="115%" fo:text-align="justify" style:justify-single-word="false"/>
      <style:text-properties fo:color="#000000" loext:opacity="100%" style:font-name="arial" fo:font-size="12pt" officeooo:rsid="000d3d5c" officeooo:paragraph-rsid="000d3d5c" fo:background-color="transparent" style:font-size-asian="12pt" style:font-size-complex="12pt"/>
    </style:style>
    <style:style style:name="P4" style:family="paragraph" style:parent-style-name="Standard">
      <style:paragraph-properties fo:line-height="115%" fo:text-align="justify" style:justify-single-word="false"/>
      <style:text-properties fo:color="#000000" loext:opacity="100%" style:font-name="arial" fo:font-size="12pt" officeooo:rsid="00177cc8" officeooo:paragraph-rsid="00177cc8" fo:background-color="transparent" style:font-size-asian="12pt" style:font-size-complex="12pt"/>
    </style:style>
    <style:style style:name="P5" style:family="paragraph" style:parent-style-name="Standard">
      <style:paragraph-properties fo:line-height="115%" fo:text-align="justify" style:justify-single-word="false"/>
      <style:text-properties fo:color="#000000" loext:opacity="100%" style:font-name="arial" fo:font-size="12pt" officeooo:paragraph-rsid="00177cc8" fo:background-color="transparent" style:font-size-asian="12pt" style:font-size-complex="12pt"/>
    </style:style>
    <style:style style:name="P6" style:family="paragraph" style:parent-style-name="Standard">
      <style:paragraph-properties fo:line-height="115%" fo:text-align="justify" style:justify-single-word="false" fo:break-before="page"/>
      <style:text-properties fo:color="#000000" loext:opacity="100%" style:font-name="arial" fo:font-size="12pt" officeooo:rsid="002b05df" officeooo:paragraph-rsid="002b05df" fo:background-color="transparent" style:font-size-asian="12pt" style:font-size-complex="12pt"/>
    </style:style>
    <style:style style:name="P7" style:family="paragraph" style:parent-style-name="Standard">
      <style:paragraph-properties fo:line-height="115%" fo:text-align="justify" style:justify-single-word="false"/>
      <style:text-properties fo:color="#000000" loext:opacity="100%" style:font-name="arial" fo:font-size="12pt" officeooo:rsid="002b05df" officeooo:paragraph-rsid="002b05df" fo:background-color="transparent" style:font-size-asian="12pt" style:font-size-complex="12pt"/>
    </style:style>
    <style:style style:name="P8" style:family="paragraph" style:parent-style-name="Standard">
      <style:paragraph-properties fo:line-height="115%" fo:text-align="justify" style:justify-single-word="false"/>
      <style:text-properties fo:color="#000000" loext:opacity="100%" style:font-name="arial" fo:font-size="12pt" officeooo:rsid="002d2548" officeooo:paragraph-rsid="002d2548" fo:background-color="transparent" style:font-size-asian="12pt" style:font-size-complex="12pt"/>
    </style:style>
    <style:style style:name="P9" style:family="paragraph" style:parent-style-name="Standard">
      <style:paragraph-properties fo:line-height="115%" fo:text-align="justify" style:justify-single-word="false"/>
      <style:text-properties fo:color="#000000" loext:opacity="100%" style:font-name="arial" fo:font-size="12pt" officeooo:rsid="003069da" officeooo:paragraph-rsid="003069da" fo:background-color="transparent" style:font-size-asian="12pt" style:font-size-complex="12pt"/>
    </style:style>
    <style:style style:name="P10" style:family="paragraph" style:parent-style-name="Standard">
      <style:paragraph-properties fo:line-height="115%" fo:text-align="justify" style:justify-single-word="false"/>
      <style:text-properties fo:color="#000000" loext:opacity="100%" style:font-name="arial" fo:font-size="12pt" officeooo:rsid="00374311" officeooo:paragraph-rsid="00374311" fo:background-color="transparent" style:font-size-asian="12pt" style:font-size-complex="12pt"/>
    </style:style>
    <style:style style:name="P11" style:family="paragraph" style:parent-style-name="Standard">
      <style:paragraph-properties fo:line-height="115%" fo:text-align="justify" style:justify-single-word="false"/>
      <style:text-properties fo:color="#000000" loext:opacity="100%" style:font-name="arial" fo:font-size="12pt" officeooo:rsid="00393170" officeooo:paragraph-rsid="00393170" fo:background-color="transparent" style:font-size-asian="12pt" style:font-size-complex="12pt"/>
    </style:style>
    <style:style style:name="P12" style:family="paragraph" style:parent-style-name="Standard">
      <style:paragraph-properties fo:line-height="115%" fo:text-align="justify" style:justify-single-word="false"/>
      <style:text-properties fo:color="#000000" loext:opacity="100%" style:font-name="arial" fo:font-size="12pt" officeooo:rsid="00396268" officeooo:paragraph-rsid="00396268" fo:background-color="transparent" style:font-size-asian="12pt" style:font-size-complex="12pt"/>
    </style:style>
    <style:style style:name="P13" style:family="paragraph" style:parent-style-name="Standard">
      <style:paragraph-properties fo:line-height="115%" fo:text-align="justify" style:justify-single-word="false"/>
      <style:text-properties fo:color="#000000" loext:opacity="100%" style:font-name="arial" fo:font-size="12pt" officeooo:rsid="003baa10" officeooo:paragraph-rsid="003baa10" fo:background-color="transparent" style:font-size-asian="12pt" style:font-size-complex="12pt"/>
    </style:style>
    <style:style style:name="P14" style:family="paragraph" style:parent-style-name="Standard">
      <style:paragraph-properties fo:line-height="115%" fo:text-align="justify" style:justify-single-word="false"/>
      <style:text-properties fo:color="#000000" loext:opacity="100%" style:font-name="arial" fo:font-size="12pt" officeooo:rsid="00425ab6" officeooo:paragraph-rsid="00425ab6" fo:background-color="transparent" style:font-size-asian="12pt" style:font-size-complex="12pt"/>
    </style:style>
    <style:style style:name="P15" style:family="paragraph" style:parent-style-name="Standard">
      <style:paragraph-properties fo:line-height="115%" fo:text-align="justify" style:justify-single-word="false"/>
      <style:text-properties fo:color="#000000" loext:opacity="100%" style:font-name="arial" fo:font-size="12pt" officeooo:rsid="0043feaf" officeooo:paragraph-rsid="0043feaf" fo:background-color="transparent" style:font-size-asian="12pt" style:font-size-complex="12pt"/>
    </style:style>
    <style:style style:name="P16" style:family="paragraph" style:parent-style-name="Standard">
      <style:paragraph-properties fo:line-height="115%" fo:text-align="justify" style:justify-single-word="false"/>
      <style:text-properties fo:color="#000000" loext:opacity="100%" style:font-name="arial" fo:font-size="12pt" officeooo:rsid="00449829" officeooo:paragraph-rsid="00449829" fo:background-color="transparent" style:font-size-asian="12pt" style:font-size-complex="12pt"/>
    </style:style>
    <style:style style:name="P17" style:family="paragraph" style:parent-style-name="Standard">
      <style:paragraph-properties fo:line-height="115%" fo:text-align="justify" style:justify-single-word="false"/>
      <style:text-properties fo:color="#000000" loext:opacity="100%" style:font-name="arial" fo:font-size="12pt" officeooo:rsid="0045c6af" officeooo:paragraph-rsid="0045c6af" fo:background-color="transparent" style:font-size-asian="12pt" style:font-size-complex="12pt"/>
    </style:style>
    <style:style style:name="P18" style:family="paragraph" style:parent-style-name="Standard">
      <style:paragraph-properties fo:line-height="115%" fo:text-align="justify" style:justify-single-word="false"/>
      <style:text-properties fo:color="#000000" loext:opacity="100%" style:font-name="arial" fo:font-size="12pt" officeooo:rsid="0045c6af" officeooo:paragraph-rsid="00462667" fo:background-color="transparent" style:font-size-asian="12pt" style:font-size-complex="12pt"/>
    </style:style>
    <style:style style:name="P19" style:family="paragraph" style:parent-style-name="Standard">
      <style:paragraph-properties fo:line-height="115%" fo:text-align="justify" style:justify-single-word="false"/>
      <style:text-properties fo:color="#000000" loext:opacity="100%" style:font-name="arial" fo:font-size="12pt" officeooo:rsid="00462667" officeooo:paragraph-rsid="00462667" fo:background-color="transparent" style:font-size-asian="12pt" style:font-size-complex="12pt"/>
    </style:style>
    <style:style style:name="P20" style:family="paragraph" style:parent-style-name="Standard">
      <style:paragraph-properties fo:line-height="115%" fo:text-align="justify" style:justify-single-word="false"/>
      <style:text-properties fo:color="#000000" loext:opacity="100%" style:font-name="arial" fo:font-size="12pt" officeooo:rsid="0045c6af" officeooo:paragraph-rsid="00478572" fo:background-color="transparent" style:font-size-asian="12pt" style:font-size-complex="12pt"/>
    </style:style>
    <style:style style:name="P21" style:family="paragraph" style:parent-style-name="Standard">
      <style:paragraph-properties fo:line-height="115%" fo:text-align="justify" style:justify-single-word="false"/>
      <style:text-properties fo:color="#000000" loext:opacity="100%" style:font-name="arial" fo:font-size="12pt" officeooo:rsid="0049218d" officeooo:paragraph-rsid="004ab76b" fo:background-color="transparent" style:font-size-asian="12pt" style:font-size-complex="12pt"/>
    </style:style>
    <style:style style:name="P22" style:family="paragraph" style:parent-style-name="Standard">
      <style:paragraph-properties fo:line-height="115%" fo:text-align="justify" style:justify-single-word="false"/>
      <style:text-properties fo:color="#000000" loext:opacity="100%" style:font-name="arial" fo:font-size="12pt" officeooo:rsid="0045c6af" officeooo:paragraph-rsid="004ab76b" fo:background-color="transparent" style:font-size-asian="12pt" style:font-size-complex="12pt"/>
    </style:style>
    <style:style style:name="P23" style:family="paragraph" style:parent-style-name="Standard">
      <style:paragraph-properties fo:line-height="115%" fo:text-align="justify" style:justify-single-word="false"/>
      <style:text-properties fo:color="#000000" loext:opacity="100%" style:font-name="arial" fo:font-size="12pt" officeooo:rsid="004c4aac" officeooo:paragraph-rsid="004c4aac" fo:background-color="transparent" style:font-size-asian="12pt" style:font-size-complex="12pt"/>
    </style:style>
    <style:style style:name="P24" style:family="paragraph" style:parent-style-name="Standard">
      <style:paragraph-properties fo:line-height="115%" fo:text-align="justify" style:justify-single-word="false"/>
      <style:text-properties fo:color="#000000" loext:opacity="100%" style:font-name="arial" fo:font-size="12pt" officeooo:rsid="004c4aac" officeooo:paragraph-rsid="005049ea" fo:background-color="transparent" style:font-size-asian="12pt" style:font-size-complex="12pt"/>
    </style:style>
    <style:style style:name="P25" style:family="paragraph" style:parent-style-name="Standard">
      <style:paragraph-properties fo:line-height="115%" fo:text-align="justify" style:justify-single-word="false"/>
      <style:text-properties fo:color="#000000" loext:opacity="100%" style:font-name="arial" fo:font-size="12pt" officeooo:rsid="00520f2a" officeooo:paragraph-rsid="00520f2a" fo:background-color="transparent" style:font-size-asian="12pt" style:font-size-complex="12pt"/>
    </style:style>
    <style:style style:name="P26" style:family="paragraph" style:parent-style-name="Standard">
      <style:paragraph-properties fo:line-height="115%" fo:text-align="justify" style:justify-single-word="false"/>
      <style:text-properties fo:color="#000000" loext:opacity="100%" style:font-name="arial" fo:font-size="12pt" fo:language="es" fo:country="MX" officeooo:rsid="00520f2a" officeooo:paragraph-rsid="00520f2a" fo:background-color="transparent" style:font-size-asian="12pt" style:font-size-complex="12pt"/>
    </style:style>
    <style:style style:name="P27" style:family="paragraph" style:parent-style-name="Standard">
      <style:paragraph-properties fo:line-height="115%" fo:text-align="justify" style:justify-single-word="false"/>
      <style:text-properties fo:color="#000000" loext:opacity="100%" style:font-name="arial" fo:font-size="12pt" fo:language="es" fo:country="MX" officeooo:rsid="0054cd91" officeooo:paragraph-rsid="0054cd91" fo:background-color="transparent" style:font-size-asian="12pt" style:font-size-complex="12pt"/>
    </style:style>
    <style:style style:name="P28" style:family="paragraph" style:parent-style-name="Standard">
      <style:paragraph-properties fo:line-height="115%" fo:text-align="justify" style:justify-single-word="false"/>
      <style:text-properties fo:color="#000000" loext:opacity="100%" style:font-name="arial" fo:font-size="12pt" fo:language="es" fo:country="MX" officeooo:rsid="00552988" officeooo:paragraph-rsid="00552988" fo:background-color="transparent" style:font-size-asian="12pt" style:font-size-complex="12pt"/>
    </style:style>
    <style:style style:name="P29" style:family="paragraph" style:parent-style-name="Standard">
      <style:paragraph-properties fo:line-height="115%" fo:text-align="justify" style:justify-single-word="false"/>
      <style:text-properties fo:color="#000000" loext:opacity="100%" style:font-name="arial" fo:font-size="12pt" fo:language="es" fo:country="MX" officeooo:rsid="0055d4e9" officeooo:paragraph-rsid="0055d4e9" fo:background-color="transparent" style:font-size-asian="12pt" style:font-size-complex="12pt"/>
    </style:style>
    <style:style style:name="P30" style:family="paragraph" style:parent-style-name="Standard">
      <style:paragraph-properties fo:line-height="115%" fo:text-align="justify" style:justify-single-word="false"/>
      <style:text-properties fo:color="#000000" loext:opacity="100%" style:font-name="arial" fo:font-size="12pt" fo:language="es" fo:country="MX" officeooo:rsid="0059d41a" officeooo:paragraph-rsid="0059d41a" fo:background-color="transparent" style:font-size-asian="12pt" style:font-size-complex="12pt"/>
    </style:style>
    <style:style style:name="P31" style:family="paragraph" style:parent-style-name="Standard">
      <style:paragraph-properties fo:line-height="115%" fo:text-align="justify" style:justify-single-word="false"/>
      <style:text-properties fo:color="#000000" loext:opacity="100%" style:font-name="arial" fo:font-size="12pt" fo:language="es" fo:country="MX" officeooo:rsid="005b8483" officeooo:paragraph-rsid="005b8483" fo:background-color="transparent" style:font-size-asian="12pt" style:font-size-complex="12pt"/>
    </style:style>
    <style:style style:name="P32" style:family="paragraph" style:parent-style-name="Standard">
      <style:paragraph-properties fo:line-height="115%" fo:text-align="justify" style:justify-single-word="false"/>
      <style:text-properties fo:color="#000000" loext:opacity="100%" style:font-name="arial" fo:font-size="12pt" fo:language="es" fo:country="MX" officeooo:rsid="005ce4b5" officeooo:paragraph-rsid="005ce4b5" fo:background-color="transparent" style:font-size-asian="12pt" style:font-size-complex="12pt"/>
    </style:style>
    <style:style style:name="P33" style:family="paragraph" style:parent-style-name="Standard">
      <style:paragraph-properties fo:line-height="115%" fo:text-align="justify" style:justify-single-word="false"/>
      <style:text-properties fo:color="#000000" loext:opacity="100%" style:font-name="arial" fo:font-size="12pt" fo:language="es" fo:country="MX" officeooo:rsid="005fd360" officeooo:paragraph-rsid="005fd360" fo:background-color="transparent" style:font-size-asian="12pt" style:font-size-complex="12pt"/>
    </style:style>
    <style:style style:name="P34" style:family="paragraph" style:parent-style-name="Standard">
      <style:paragraph-properties fo:line-height="115%" fo:text-align="justify" style:justify-single-word="false"/>
      <style:text-properties fo:color="#000000" loext:opacity="100%" style:font-name="arial" fo:font-size="12pt" fo:language="es" fo:country="MX" officeooo:rsid="0060ea86" officeooo:paragraph-rsid="0060ea86" fo:background-color="transparent" style:font-size-asian="12pt" style:font-size-complex="12pt"/>
    </style:style>
    <style:style style:name="P35" style:family="paragraph" style:parent-style-name="Standard">
      <style:paragraph-properties fo:line-height="115%" fo:text-align="justify" style:justify-single-word="false" fo:break-before="page"/>
      <style:text-properties fo:color="#000000" loext:opacity="100%" style:font-name="arial" fo:font-size="12pt" officeooo:rsid="00194738" officeooo:paragraph-rsid="00194738" fo:background-color="transparent" style:font-size-asian="12pt" style:font-size-complex="12pt"/>
    </style:style>
    <style:style style:name="P36" style:family="paragraph" style:parent-style-name="Standard">
      <style:paragraph-properties fo:line-height="115%" fo:text-align="justify" style:justify-single-word="false"/>
      <style:text-properties fo:color="#000000" loext:opacity="100%" style:font-name="arial" fo:font-size="12pt" officeooo:rsid="00194738" officeooo:paragraph-rsid="00194738" fo:background-color="transparent" style:font-size-asian="12pt" style:font-size-complex="12pt"/>
    </style:style>
    <style:style style:name="P37" style:family="paragraph" style:parent-style-name="Standard">
      <style:paragraph-properties fo:line-height="115%" fo:text-align="justify" style:justify-single-word="false"/>
      <style:text-properties style:font-name="arial" fo:font-size="14pt" officeooo:rsid="00194738" officeooo:paragraph-rsid="00194738" style:font-size-asian="12.25pt" style:font-size-complex="14pt"/>
    </style:style>
    <style:style style:name="P38" style:family="paragraph" style:parent-style-name="Text_20_body">
      <style:paragraph-properties fo:line-height="115%" fo:text-align="justify" style:justify-single-word="false"/>
      <style:text-properties style:font-name="arial" fo:font-size="14pt" officeooo:rsid="00194738" officeooo:paragraph-rsid="00194738" style:font-size-asian="12.25pt" style:font-size-complex="14pt"/>
    </style:style>
    <style:style style:name="P39" style:family="paragraph" style:parent-style-name="Text_20_body">
      <style:paragraph-properties fo:line-height="115%"/>
    </style:style>
    <style:style style:name="P40" style:family="paragraph" style:parent-style-name="Standard">
      <style:paragraph-properties fo:line-height="115%" fo:text-align="justify" style:justify-single-word="false"/>
      <style:text-properties fo:color="#000000" loext:opacity="100%" style:font-name="arial" fo:font-size="12pt" officeooo:rsid="001be5fe" officeooo:paragraph-rsid="001be5fe" fo:background-color="transparent" style:font-size-asian="12pt" style:font-size-complex="12pt"/>
    </style:style>
    <style:style style:name="P41" style:family="paragraph" style:parent-style-name="Standard">
      <style:paragraph-properties fo:line-height="115%" fo:text-align="justify" style:justify-single-word="false"/>
      <style:text-properties fo:color="#000000" loext:opacity="100%" style:font-name="arial" fo:font-size="12pt" officeooo:rsid="00102ec4" officeooo:paragraph-rsid="00102ec4" fo:background-color="transparent" style:font-size-asian="12pt" style:font-size-complex="12pt"/>
    </style:style>
    <style:style style:name="P42" style:family="paragraph" style:parent-style-name="Standard">
      <style:paragraph-properties fo:line-height="115%" fo:text-align="justify" style:justify-single-word="false"/>
      <style:text-properties fo:color="#000000" loext:opacity="100%" style:font-name="arial" fo:font-size="12pt" officeooo:rsid="001fd0f6" officeooo:paragraph-rsid="001fd0f6" fo:background-color="transparent" style:font-size-asian="12pt" style:font-size-complex="12pt"/>
    </style:style>
    <style:style style:name="P43" style:family="paragraph" style:parent-style-name="Standard">
      <style:paragraph-properties fo:line-height="115%" fo:text-align="justify" style:justify-single-word="false"/>
      <style:text-properties officeooo:paragraph-rsid="001fd0f6"/>
    </style:style>
    <style:style style:name="P44" style:family="paragraph" style:parent-style-name="Standard">
      <style:paragraph-properties fo:line-height="115%" fo:text-align="justify" style:justify-single-word="false"/>
      <style:text-properties officeooo:paragraph-rsid="00212922"/>
    </style:style>
    <style:style style:name="P45" style:family="paragraph" style:parent-style-name="Standard">
      <style:paragraph-properties fo:line-height="115%" fo:text-align="justify" style:justify-single-word="false"/>
      <style:text-properties officeooo:paragraph-rsid="00251931"/>
    </style:style>
    <style:style style:name="P46" style:family="paragraph" style:parent-style-name="Standard">
      <style:paragraph-properties fo:line-height="115%" fo:text-align="justify" style:justify-single-word="false"/>
      <style:text-properties officeooo:paragraph-rsid="00259b8e"/>
    </style:style>
    <style:style style:name="P47" style:family="paragraph" style:parent-style-name="Standard">
      <style:paragraph-properties fo:line-height="115%" fo:text-align="justify" style:justify-single-word="false" fo:break-before="page"/>
      <style:text-properties fo:color="#000000" loext:opacity="100%" style:font-name="arial" fo:font-size="12pt" officeooo:rsid="001c6a2e" officeooo:paragraph-rsid="001c6a2e" fo:background-color="transparent" style:font-size-asian="12pt" style:font-size-complex="12pt"/>
    </style:style>
    <style:style style:name="P48" style:family="paragraph" style:parent-style-name="Standard">
      <style:paragraph-properties fo:line-height="115%" fo:text-align="justify" style:justify-single-word="false"/>
      <style:text-properties fo:color="#000000" loext:opacity="100%" style:font-name="arial" fo:font-size="12pt" officeooo:rsid="001c6a2e" officeooo:paragraph-rsid="001c6a2e" fo:background-color="transparent" style:font-size-asian="12pt" style:font-size-complex="12pt"/>
    </style:style>
    <style:style style:name="P49" style:family="paragraph" style:parent-style-name="Standard">
      <style:paragraph-properties fo:line-height="115%" fo:text-align="justify" style:justify-single-word="false"/>
      <style:text-properties fo:color="#000000" loext:opacity="100%" style:font-name="arial" fo:font-size="12pt" officeooo:rsid="001e1321" officeooo:paragraph-rsid="001e1321" fo:background-color="transparent" style:font-size-asian="12pt" style:font-size-complex="12pt"/>
    </style:style>
    <style:style style:name="P50" style:family="paragraph" style:parent-style-name="Standard">
      <style:paragraph-properties fo:line-height="115%" fo:text-align="justify" style:justify-single-word="false"/>
      <style:text-properties fo:color="#000000" loext:opacity="100%" style:font-name="arial" fo:font-size="12pt" officeooo:rsid="00207f0f" officeooo:paragraph-rsid="00207f0f" fo:background-color="transparent" style:font-size-asian="12pt" style:font-size-complex="12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3c3f1" officeooo:paragraph-rsid="002abc26" style:font-size-asian="14pt" style:font-size-complex="14pt"/>
    </style:style>
    <style:style style:name="P52"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2abc26" style:font-size-asian="14pt" style:font-size-complex="14pt"/>
    </style:style>
    <style:style style:name="P53"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2abc26" style:text-blinking="false" fo:background-color="transparent" style:font-size-asian="14pt" style:font-size-complex="14pt"/>
    </style:style>
    <style:style style:name="P54" style:family="paragraph" style:parent-style-name="Standard">
      <style:paragraph-properties fo:line-height="115%" fo:text-align="justify" style:justify-single-word="false" fo:break-before="page"/>
      <style:text-properties fo:color="#000000" loext:opacity="100%" style:font-name="arial" fo:font-size="12pt" officeooo:rsid="003f0cf6" officeooo:paragraph-rsid="003f0cf6" fo:background-color="transparent" style:font-size-asian="12pt" style:font-size-complex="12pt"/>
    </style:style>
    <style:style style:name="P55" style:family="paragraph" style:parent-style-name="Standard">
      <style:paragraph-properties fo:line-height="115%" fo:text-align="justify" style:justify-single-word="false"/>
      <style:text-properties fo:color="#000000" loext:opacity="100%" style:font-name="arial" fo:font-size="12pt" officeooo:rsid="00420d87" officeooo:paragraph-rsid="00420d87" fo:background-color="transparent" style:font-size-asian="12pt" style:font-size-complex="12pt"/>
    </style:style>
    <style:style style:name="P56" style:family="paragraph" style:parent-style-name="Standard">
      <style:paragraph-properties fo:line-height="115%" fo:text-align="justify" style:justify-single-word="false"/>
      <style:text-properties fo:color="#000000" loext:opacity="100%" style:font-name="arial" fo:font-size="12pt" officeooo:rsid="00492ac1" officeooo:paragraph-rsid="00492ac1" fo:background-color="transparent" style:font-size-asian="12pt" style:font-size-complex="12pt"/>
    </style:style>
    <style:style style:name="P57" style:family="paragraph" style:parent-style-name="Standard">
      <style:paragraph-properties fo:line-height="115%" fo:text-align="justify" style:justify-single-word="false"/>
      <style:text-properties fo:color="#000000" loext:opacity="100%" style:font-name="arial" fo:font-size="12pt" officeooo:rsid="004ab8a9" officeooo:paragraph-rsid="004ab8a9" fo:background-color="transparent" style:font-size-asian="12pt" style:font-size-complex="12pt"/>
    </style:style>
    <style:style style:name="T1" style:family="text">
      <style:text-properties officeooo:rsid="00177cc8"/>
    </style:style>
    <style:style style:name="T2" style:family="text">
      <style:text-properties officeooo:rsid="0035ee70"/>
    </style:style>
    <style:style style:name="T3" style:family="text">
      <style:text-properties officeooo:rsid="003069da"/>
    </style:style>
    <style:style style:name="T4" style:family="text">
      <style:text-properties officeooo:rsid="002e7774"/>
    </style:style>
    <style:style style:name="T5" style:family="text">
      <style:text-properties officeooo:rsid="00374311"/>
    </style:style>
    <style:style style:name="T6" style:family="text">
      <style:text-properties officeooo:rsid="00341ffd"/>
    </style:style>
    <style:style style:name="T7" style:family="text">
      <style:text-properties officeooo:rsid="00462667"/>
    </style:style>
    <style:style style:name="T8" style:family="text">
      <style:text-properties officeooo:rsid="004ab8a9"/>
    </style:style>
    <style:style style:name="T9" style:family="text">
      <style:text-properties officeooo:rsid="004c4aac"/>
    </style:style>
    <style:style style:name="T10" style:family="text">
      <style:text-properties officeooo:rsid="0050bebe"/>
    </style:style>
    <style:style style:name="T11" style:family="text">
      <style:text-properties fo:language="es" fo:country="MX"/>
    </style:style>
    <style:style style:name="T12" style:family="text">
      <style:text-properties officeooo:rsid="0055d4e9"/>
    </style:style>
    <style:style style:name="T13" style:family="text">
      <style:text-properties officeooo:rsid="005b8483"/>
    </style:style>
    <style:style style:name="T14" style:family="text">
      <style:text-properties officeooo:rsid="0061e322"/>
    </style:style>
    <style:style style:name="T15" style:family="text">
      <style:text-properties fo:color="#000000" loext:opacity="100%" fo:font-size="12pt" fo:background-color="transparent" loext:char-shading-value="0" style:font-size-asian="12pt" style:font-size-complex="12pt"/>
    </style:style>
    <style:style style:name="T16" style:family="text">
      <style:text-properties fo:color="#000000" loext:opacity="100%" style:font-name="arial" fo:font-size="12pt" fo:background-color="transparent" loext:char-shading-value="0" style:font-size-asian="12pt" style:font-size-complex="12pt"/>
    </style:style>
    <style:style style:name="T17" style:family="text">
      <style:text-properties fo:color="#000000" loext:opacity="100%" style:font-name="arial" fo:font-size="12pt" officeooo:rsid="001fd0f6" fo:background-color="transparent" loext:char-shading-value="0" style:font-size-asian="12pt" style:font-size-complex="12pt"/>
    </style:style>
    <style:style style:name="T18" style:family="text">
      <style:text-properties fo:color="#000000" loext:opacity="100%" style:font-name="arial" fo:font-size="12pt" officeooo:rsid="00212922" fo:background-color="transparent" loext:char-shading-value="0" style:font-size-asian="12pt" style:font-size-complex="12pt"/>
    </style:style>
    <style:style style:name="T19" style:family="text">
      <style:text-properties fo:color="#000000" loext:opacity="100%" style:font-name="arial" fo:font-size="12pt" officeooo:rsid="00251931" fo:background-color="transparent" loext:char-shading-value="0" style:font-size-asian="12pt" style:font-size-complex="12pt"/>
    </style:style>
    <style:style style:name="T20" style:family="text">
      <style:text-properties fo:color="#000000" loext:opacity="100%" style:font-name="arial" fo:font-size="12pt" officeooo:rsid="00259b8e" fo:background-color="transparent" loext:char-shading-value="0" style:font-size-asian="12pt" style:font-size-complex="12pt"/>
    </style:style>
    <style:style style:name="T21"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I curl:</text:p>
      <text:p text:style-name="P1"/>
      <text:p text:style-name="P1">curl https://api.openai.com/v1/chat/completions \</text:p>
      <text:p text:style-name="P1"><text:s text:c="2"/>-H "Content-Type: application/json" \</text:p>
      <text:p text:style-name="P1"><text:s text:c="2"/>-H "Authorization: Bearer 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" \</text:p>
      <text:p text:style-name="P1"><text:s text:c="2"/>-d '{</text:p>
      <text:p text:style-name="P1"><text:s text:c="4"/>"model": "gpt-4o-mini",</text:p>
      <text:p text:style-name="P1"><text:s text:c="4"/>"store": true,</text:p>
      <text:p text:style-name="P1"><text:s text:c="4"/>"messages": [</text:p>
      <text:p text:style-name="P1"><text:s text:c="6"/>{"role": "user", "content": "write a haiku about ai"}</text:p>
      <text:p text:style-name="P1"><text:s text:c="4"/>]</text:p>
      <text:p text:style-name="P1"><text:s text:c="2"/>}'</text:p>
      <text:p text:style-name="P1"/>
      <text:p text:style-name="P1">python:</text:p>
      <text:p text:style-name="P1"/>
      <text:p text:style-name="P1">1) pip install openai</text:p>
      <text:p text:style-name="P1"/>
      <text:p text:style-name="P1"/>
      <text:p text:style-name="P1"/>
      <text:p text:style-name="P1"/>
      <text:p text:style-name="P1"/>
      <text:p text:style-name="P1"/>
      <text:p text:style-name="P1">2)</text:p>
      <text:p text:style-name="P1">from openai import OpenAI</text:p>
      <text:p text:style-name="P1"/>
      <text:p text:style-name="P1">client = OpenAI(</text:p>
      <text:p text:style-name="P1"><text:s text:c="2"/>api_key="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"</text:p>
      <text:p text:style-name="P1">)</text:p>
      <text:p text:style-name="P1"/>
      <text:p text:style-name="P1">completion = client.chat.completions.create(</text:p>
      <text:p text:style-name="P1"><text:s text:c="2"/>model="gpt-4o-mini",</text:p>
      <text:p text:style-name="P1"><text:s text:c="2"/>store=True,</text:p>
      <text:p text:style-name="P1"><text:s text:c="2"/>messages=[</text:p>
      <text:p text:style-name="P1"><text:s text:c="4"/>{"role": "user", "content": "write a haiku about ai"}</text:p>
      <text:p text:style-name="P1"><text:s text:c="2"/>]</text:p>
      <text:p text:style-name="P1">)</text:p>
      <text:p text:style-name="P1"/>
      <text:p text:style-name="P1">print(completion.choices[0].message);</text:p>
      <text:p text:style-name="P1"><text:soft-page-break/></text:p>
      <text:p text:style-name="P1">3) nodejs</text:p>
      <text:p text:style-name="P1"/>
      <text:p text:style-name="P1">npm install openai</text:p>
      <text:p text:style-name="P1"/>
      <text:p text:style-name="P1">import OpenAI from "openai";</text:p>
      <text:p text:style-name="P1"/>
      <text:p text:style-name="P1">const openai = new OpenAI({</text:p>
      <text:p text:style-name="P1"><text:s text:c="2"/>apiKey: "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",</text:p>
      <text:p text:style-name="P1">});</text:p>
      <text:p text:style-name="P1"/>
      <text:p text:style-name="P1">const completion = openai.chat.completions.create({</text:p>
      <text:p text:style-name="P1"><text:s text:c="2"/>model: "gpt-4o-mini",</text:p>
      <text:p text:style-name="P1"><text:s text:c="2"/>store: true,</text:p>
      <text:p text:style-name="P1"><text:s text:c="2"/>messages: [</text:p>
      <text:p text:style-name="P1"><text:s text:c="4"/>{"role": "user", "content": "write a haiku about ai"},</text:p>
      <text:p text:style-name="P1"><text:s text:c="2"/>],</text:p>
      <text:p text:style-name="P1">});</text:p>
      <text:p text:style-name="P1"/>
      <text:p text:style-name="P1">completion.then((result) =&gt; console.log(result.choices[0].message));</text:p>
      <text:p text:style-name="P2">Steps to get the whatsapp bot running:</text:p>
      <text:p text:style-name="P3">1) active your account on AWS</text:p>
      <text:p text:style-name="P3">2) add “EC2” as an plugin in your project</text:p>
      <text:p text:style-name="P3">3) go to the CLI and write the following:</text:p>
      <text:p text:style-name="P3"/>
      <text:p text:style-name="P3">aws iam create-access-key --user-name chemiloco (in my case)</text:p>
      <text:p text:style-name="P3"/>
      <text:p text:style-name="P4">Docker:</text:p>
      <text:p text:style-name="P4">First, make sure docker is running:</text:p>
      <text:p text:style-name="P4">$ sudo systemctl start docker</text:p>
      <text:p text:style-name="P4"/>
      <text:p text:style-name="P4">Then, log in (the linux app will never allow you to log in through it for whatever reason):</text:p>
      <text:p text:style-name="P4"/>
      <text:p text:style-name="P5"><text:span text:style-name="T1">$ </text:span>docker login -u chemilocodotlol</text:p>
      <text:p text:style-name="P4"/>
      <text:p text:style-name="P4"/>
      <text:p text:style-name="P6"><text:span text:style-name="T2">A) </text:span>Conda environments in Docker<text:span text:style-name="T3">[1]</text:span>:</text:p>
      <text:p text:style-name="P7"/>
      <text:p text:style-name="P7">1) Change default shell: /bin/sh is not supported by conda, you need to use a SHELL directive to change default shell to bash, and you need to use the –login flag to enable various Conda commands by sourcing both ~/.profile and ~/.bash<text:span text:style-name="T4">rc</text:span></text:p>
      <text:p text:style-name="P4"><text:s text:c="42"/></text:p>
      <text:p text:style-name="P8">e.g.: SHELL[“/bin/bash”, “--login”, “-c”] </text:p>
      <text:p text:style-name="P8"/>
      <text:p text:style-name="P9">Create a non-root user:</text:p>
      <text:p text:style-name="P9"/>
      <text:p text:style-name="P9"><text:span text:style-name="T5">2) </text:span>Avoid running apps as root user, this is common practice in production and the sooner you become comfortable with it the better. Its good costume to use custom build arguments with default args. <text:span text:style-name="T6">This has to be done in build time. </text:span><text:s/>But, is there a better way?</text:p>
      <text:p text:style-name="P9"/>
      <text:p text:style-name="P9">e.g. create a non-root user:</text:p>
      <text:p text:style-name="P9"/>
      <text:p text:style-name="P9">ARG username = chemi</text:p>
      <text:p text:style-name="P9">ARG uid = 1000</text:p>
      <text:p text:style-name="P9">ARG gid = 100</text:p>
      <text:p text:style-name="P9">ENV USER = $username UID = $uid GID = $gid HOME = /home/$USER</text:p>
      <text:p text:style-name="P9">RUN adduser --disabled-password \</text:p>
      <text:p text:style-name="P9"><text:tab/>--gecos “non-root user” \</text:p>
      <text:p text:style-name="P9"><text:tab/>--uid $UID \</text:p>
      <text:p text:style-name="P9"><text:tab/>--gid $GID \</text:p>
      <text:p text:style-name="P9"><text:tab/>--home $HOME \</text:p>
      <text:p text:style-name="P9"><text:tab/>$USER</text:p>
      <text:p text:style-name="P9"/>
      <text:p text:style-name="P10"/>
      <text:p text:style-name="P10">3) Copy over config files: three config files for a typical Conda environment:</text:p>
      <text:p text:style-name="P10"><text:tab/>1) environment.yml (conda dependencies)</text:p>
      <text:p text:style-name="P10"><text:tab/>2) requirements.txt (pip dependencies)</text:p>
      <text:p text:style-name="P10"><text:tab/>3) postBuild (Jupyter, optional)</text:p>
      <text:p text:style-name="P10"/>
      <text:p text:style-name="P10">Newer versions of docker support copying as non-root us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g.: copy over the config files:</text:p>
      <text:p text:style-name="P10"/>
      <text:p text:style-name="P10">COPY environment.yml requirements.txt /tmp/</text:p>
      <text:p text:style-name="P10">RUN chown $UID:$GID /tmp/environment.yml /tmp/requirements.txt</text:p>
      <text:p text:style-name="P10"/>
      <text:p text:style-name="P10">COPY postBuild /usr/local/bin/postBuild.sh</text:p>
      <text:p text:style-name="P10">RUN chown $UID:$GID /usr/local/bin/postBuild.sh &amp;&amp; \</text:p>
      <text:p text:style-name="P10"><text:tab/>chmod u+x /usr/local/postBuild.sh</text:p>
      <text:p text:style-name="P10"/>
      <text:p text:style-name="P10">COPY docker/entrypoint.sh /usr/local/bin/</text:p>
      <text:p text:style-name="P11">RUN chown $UID:$GID /usr/local/bin/entrypoint.sh &amp;&amp; \</text:p>
      <text:p text:style-name="P11"><text:tab/>chmod u+x /usr/local/bin/entrypoint.sh</text:p>
      <text:p text:style-name="P11"/>
      <text:p text:style-name="P12">At this stage of this hypothetical dockerfile I am still a root user. Unless your image has some sort of user with root privileges built in (like what bitnami can offer with their multiple minimalistic images), you have to first do it with root privilege and THEN, switch to a non user.</text:p>
      <text:p text:style-name="P12"/>
      <text:p text:style-name="P13">e.g. switch to non-root user:</text:p>
      <text:p text:style-name="P13"/>
      <text:p text:style-name="P13">USER $USER</text:p>
      <text:p text:style-name="P13"/>
      <text:p text:style-name="P13">#install miniconda</text:p>
      <text:p text:style-name="P13">ENV URL_PREFIX =<text:a xlink:type="simple" xlink:href="https://repo.anaconda.com/miniconda" text:style-name="Internet_20_link" text:visited-style-name="Visited_20_Internet_20_Link">https://repo.anaconda.com/miniconda</text:a> \</text:p>
      <text:p text:style-name="P13"><text:tab/>INSTALLER_URL =$URL_PREFIX/Miniconda3-latest-Linux-x86_64.sh \</text:p>
      <text:p text:style-name="P13"><text:tab/>CONDA_DIR=~/miniconda3</text:p>
      <text:p text:style-name="P13">RUN wget --quiet $INSTALLER_URL -O ~/miniconda.sh &amp;&amp; \</text:p>
      <text:p text:style-name="P13"><text:tab/>chmod u+x ~/miniconda.sh &amp;&amp; \</text:p>
      <text:p text:style-name="P13"><text:tab/>~/miniconda.sh -b -p $CONDA_DIR &amp;&amp; \</text:p>
      <text:p text:style-name="P13"><text:tab/>rm ~/miniconda.sh <text:s/></text:p>
      <text:p text:style-name="P13"/>
      <text:p text:style-name="P14">4) Install conda as new user: you need to make sure conda runs accordingly both in and outside your container. You need to manually add conda to $PATH, do some trickery required to get conda activate command to work as expect, AND don’t forget to initialize Conda for Bash!</text:p>
      <text:p text:style-name="P14"/>
      <text:p text:style-name="P14">e.g.</text:p>
      <text:p text:style-name="P14"># make non-activate conda commands available</text:p>
      <text:p text:style-name="P14">ENV PATH=$CONDA_DIR/bin:$PATH</text:p>
      <text:p text:style-name="P14"/>
      <text:p text:style-name="P14"># make conda activate command available from login shells</text:p>
      <text:p text:style-name="P14">RUN echo “. $CONDA_DIR/etc/profile.d/conda.sh” &gt;&gt; ~/.profile</text:p>
      <text:p text:style-name="P14"/>
      <text:p text:style-name="P14"># make conda activate command available from interactive shells</text:p>
      <text:p text:style-name="P14">RUN conda init bash</text:p>
      <text:p text:style-name="P14"/>
      <text:p text:style-name="P15"><text:soft-page-break/>You want the user experience to be the same as if you were running conda right from bare metal as opposed to a docker container.</text:p>
      <text:p text:style-name="P15"/>
      <text:p text:style-name="P16">5) Create app directory: Mimic UX on laptop/workstation inside container image. Avoid cluttering user home directory. Conda environment will be created inside this project directory.</text:p>
      <text:p text:style-name="P16"/>
      <text:p text:style-name="P16">e.g.</text:p>
      <text:p text:style-name="P16"># create a project directory inside user home</text:p>
      <text:p text:style-name="P16">ENV PROJECT_DIR ~/app</text:p>
      <text:p text:style-name="P16">RUN mkdir $PROJECT_DIR</text:p>
      <text:p text:style-name="P16">WORKDIR $PROJECT_DIR</text:p>
      <text:p text:style-name="P16"/>
      <text:p text:style-name="P17">6) Build conda environment: Update conda itself prior to bulding the environment. Then create conda environment in side the app directory. Clean up environment cruft to reduce image size, and then build JupyterLab extensions (optional).</text:p>
      <text:p text:style-name="P17"/>
      <text:p text:style-name="P17">e.g.</text:p>
      <text:p text:style-name="P17"># build the conda environments</text:p>
      <text:p text:style-name="P17">ENV ENV_PREFIX $PROJECT_DIR/env</text:p>
      <text:p text:style-name="P17">RUN conda update -n base -c defaults conda &amp;&amp; \</text:p>
      <text:p text:style-name="P17"><text:tab/>conda env create -p $ENV_PREFIX -f /tmp/environment.yml &amp;&amp; \</text:p>
      <text:p text:style-name="P17"><text:tab/>conda clean --all --yes </text:p>
      <text:p text:style-name="P17"/>
      <text:p text:style-name="P18"># install any jupyterlab extensions (optional) <text:s text:c="2"/></text:p>
      <text:p text:style-name="P19">RUN conda activate $ENV_PREFIX &amp;&amp; \</text:p>
      <text:p text:style-name="P18"><text:tab/>/<text:span text:style-name="T7">usr/local/bin/postBuild.sh &amp;&amp; \</text:span></text:p>
      <text:p text:style-name="P20"><text:tab/><text:span text:style-name="T7">conda deactivate</text:span></text:p>
      <text:p text:style-name="P20"/>
      <text:p text:style-name="P21">7) activate conda environment: critical to obtain the desired UX, use the ENTRYPOINT directive to make certain that Conda environment is activated at runtime. See the template repo on GitHub for details of the script[2].</text:p>
      <text:p text:style-name="P22"/>
      <text:p text:style-name="P22"><text:span text:style-name="T8">The entrypoint.sh acts as a wrapper, make sure that before any command by the user is setup, this runs first so the common environment is </text:span><text:span text:style-name="T9">setup first.</text:span></text:p>
      <text:p text:style-name="P23">e.g.</text:p>
      <text:p text:style-name="P24">ENTRYPOINT[“/usr/local/bin/entrypoint.sh”] <text:s text:c="74"/></text:p>
      <text:p text:style-name="P24"/>
      <text:p text:style-name="P24"><text:span text:style-name="T10">8) default command: data scientists love project jupyter! Getting jupyter to run inside docker requires a bit of tinkering, and it also assumes jupyter is installed inside the conda (+pip) environment.</text:span></text:p>
      <text:p text:style-name="P25"># launch jupyterlab server</text:p>
      <text:p text:style-name="P25">CMD<text:span text:style-name="T11">[“jupyter”, “lab”, “--no-browser”, “--ip”, “0.0.0.0”] </text:span></text:p>
      <text:p text:style-name="P26"/>
      <text:p text:style-name="P26"/>
      <text:p text:style-name="P26"/>
      <text:p text:style-name="P27"><text:soft-page-break/>9) Building the docker image: use a standard build CMD directive: injects current $USER (and associated $UID and $GID) into the image. Should be run within a docker sub-directory containing “Dockerfile”.</text:p>
      <text:p text:style-name="P27"/>
      <text:p text:style-name="P27">e.g.</text:p>
      <text:p text:style-name="P27">docker image build \</text:p>
      <text:p text:style-name="P27"><text:tab/>--build-arg username=$USER \</text:p>
      <text:p text:style-name="P27"><text:tab/>--build-arg uid=$UID \</text:p>
      <text:p text:style-name="P27"><text:tab/>--build-arg gid=$GID \</text:p>
      <text:p text:style-name="P27"><text:tab/>--file Dockerfile \</text:p>
      <text:p text:style-name="P27"><text:tab/>--tag $IMAGE_NAME:$IMAGE_TAG \</text:p>
      <text:p text:style-name="P27">../</text:p>
      <text:p text:style-name="P28">10) use standard RUN CMD: Mount project subdirectories into ~/app directory inside container. Don’t forget to expose a port for JupyterLab server!</text:p>
      <text:p text:style-name="P28"/>
      <text:p text:style-name="P28">Docker container run \</text:p>
      <text:p text:style-name="P28"><text:tab/>-- rm \</text:p>
      <text:p text:style-name="P28"><text:tab/>--tty \</text:p>
      <text:p text:style-name="P28"><text:tab/>--volume ${pwd}/bin:/home/$USER/app/bin \</text:p>
      <text:p text:style-name="P28"><text:tab/>--volume ${pwd}/data:/home/$USER/app/data \</text:p>
      <text:p text:style-name="P28"><text:tab/>--<text:span text:style-name="T12">volume ${pwd}/doc:/home/$USER/app/doc \</text:span></text:p>
      <text:p text:style-name="P28"><text:tab/>--<text:span text:style-name="T12">volume ${pwd}/notebooks:/home/$USER/app/notebooks \</text:span></text:p>
      <text:p text:style-name="P28"><text:tab/>--<text:span text:style-name="T12">volume ${pwd}/results:/home/$USER/app/results \</text:span></text:p>
      <text:p text:style-name="P28"><text:tab/>--<text:span text:style-name="T12">volume ${pwd}/src:/home/$USER/app/src \</text:span></text:p>
      <text:p text:style-name="P29"><text:tab/>--publish 8888:8888 \</text:p>
      <text:p text:style-name="P29"><text:tab/>$IMAGE_NAME:$IMAGE_TAG</text:p>
      <text:p text:style-name="P29"/>
      <text:p text:style-name="P30">11) Using docker-compose: <text:span text:style-name="T13">Use variable substitution to obtain values for the build args. Check variable substitution using “docker-compose config” command. User docker-compose up --build to launch container. Use docker-compose down when finished.</text:span></text:p>
      <text:p text:style-name="P30"/>
      <text:p text:style-name="P31">The entire example is available in the docker-compose.yaml.test file in this same directory.</text:p>
      <text:p text:style-name="P31"/>
      <text:p text:style-name="P32">You can actually inject environment variables to a yaml file. The USER UID and GID you can inject them by listening them out and writing them out in your .env file and then run docker-compose.yaml file and this will perform the substitutions and check the results in your terminal.</text:p>
      <text:p text:style-name="P32"/>
      <text:p text:style-name="P33">EXTRA: The tutorial recommends the following repos:</text:p>
      <text:p text:style-name="P33"><text:a xlink:type="simple" xlink:href="https://github.com/jupyterhub/repo2docker" text:style-name="Internet_20_link" text:visited-style-name="Visited_20_Internet_20_Link">https://github.com/jupyterhub/repo2docker</text:a></text:p>
      <text:p text:style-name="P33"><text:a xlink:type="simple" xlink:href="https://github.com/jupyterhub/binderhub" text:style-name="Internet_20_link" text:visited-style-name="Visited_20_Internet_20_Link">https://github.com/jupyterhub/binderhub</text:a> </text:p>
      <text:p text:style-name="P33"/>
      <text:p text:style-name="P33"/>
      <text:p text:style-name="P33"/>
      <text:p text:style-name="P33"/>
      <text:p text:style-name="P33"/>
      <text:p text:style-name="P34"><text:soft-page-break/>12) Where to do from here? Explore ways to reduce size of the image, through multistage builds for example, and incomporate GPU support (particularly via docker-compose). <text:span text:style-name="T14">Conda can actually manage all libraries that are GPU-intense, get CUDA toolkit and NVIDIA GPU libraries installed, so you don’t need to rely on heavyweight parent images that installs all of this, reducing build size.</text:span></text:p>
      <text:p text:style-name="P33"/>
      <text:p text:style-name="P33"/>
      <text:p text:style-name="P33"/>
      <text:p text:style-name="P35">General issues</text:p>
      <text:p text:style-name="P36">1)</text:p>
      <text:p text:style-name="P36">chemiloco@chemiloco:~/Documents/whatsapp_bot_python$ docker login chemilocodotlol</text:p>
      <text:p text:style-name="P36">Username: chemilocodotlol</text:p>
      <text:p text:style-name="P36">Password: </text:p>
      <text:p text:style-name="P36">Error response from daemon: Get "https://chemilocodotlol/v2/": dialing chemilocodotlol:443 container via direct connection because <text:s/>has no HTTPS proxy: connecting to chemilocodotlol:443: dial tcp: lookup chemilocodotlol on 127.0.0.53:53: server misbehaving</text:p>
      <text:p text:style-name="P36"/>
      <text:p text:style-name="P37"><text:span text:style-name="T15">a.- </text:span><text:a xlink:type="simple" xlink:href="https://stackoverflow.com/questions/28332845/docker-network-issue-server-misbehaving" text:style-name="Internet_20_link" text:visited-style-name="Visited_20_Internet_20_Link">https://stackoverflow.com/questions/28332845/docker-network-issue-server-misbehaving</text:a></text:p>
      <text:p text:style-name="P36"/>
      <text:p text:style-name="P38"><text:span text:style-name="T15">For those who have this problem, it is typically related to having an issue with your DNS being unable to resolve </text:span><text:span text:style-name="Source_20_Text"><text:span text:style-name="T16">index.docker.io</text:span></text:span><text:span text:style-name="T15">. I had this issue today working from home where my internet connection has a default DNS server that is notoriously flakey.</text:span></text:p>
      <text:p text:style-name="P39"><text:span text:style-name="T16">My dev environment is OSX and I easily solved the issue by changing my DNS servers in network settings to Google's DNS servers (</text:span><text:span text:style-name="Source_20_Text"><text:span text:style-name="T16">8.8.8.8</text:span></text:span><text:span text:style-name="T16"> and </text:span><text:span text:style-name="Source_20_Text"><text:span text:style-name="T16">8.8.4.4</text:span></text:span><text:span text:style-name="T16">) and then restarting my docker host through </text:span><text:span text:style-name="Source_20_Text"><text:span text:style-name="T16">docker-machine restart MACHINENAME</text:span></text:span></text:p>
      <text:p text:style-name="P40">b.- <text:a xlink:type="simple" xlink:href="https://stackoverflow.com/questions/71770693/error-saving-credentials-error-storing-credentials-err-exit-status-1-out" text:style-name="Internet_20_link" text:visited-style-name="Visited_20_Internet_20_Link">https://stackoverflow.com/questions/71770693/error-saving-credentials-error-storing-credentials-err-exit-status-1-out</text:a></text:p>
      <text:p text:style-name="P40"/>
      <text:p text:style-name="P40">try:</text:p>
      <text:p text:style-name="P40"/>
      <text:p text:style-name="P40">$ service docker stop</text:p>
      <text:p text:style-name="P40">$ rm ~/.docker/config.json</text:p>
      <text:p text:style-name="P40">service docker start</text:p>
      <text:p text:style-name="P40"/>
      <text:p text:style-name="P40">then try to log in again</text:p>
      <text:p text:style-name="P41"/>
      <text:p text:style-name="P42">2) object environ is not callable</text:p>
      <text:p text:style-name="P42"/>
      <text:p text:style-name="P42"><text:a xlink:type="simple" xlink:href="https://stackoverflow.com/questions/69226829/typeerror-environ-object-is-not-callable" text:style-name="Internet_20_link" text:visited-style-name="Visited_20_Internet_20_Link">https://stackoverflow.com/questions/69226829/typeerror-environ-object-is-not-callable</text:a></text:p>
      <text:p text:style-name="P42"/>
      <text:p text:style-name="P43"><text:span text:style-name="T17">os.environ is a dictionary: use “ os.environ[‘TOKEN’] “ or “ </text:span><text:span text:style-name="Source_20_Text"><text:span text:style-name="T16">os.environ.get('TOKEN') “</text:span></text:span></text:p>
      <text:p text:style-name="P44"><text:span text:style-name="Source_20_Text"><text:span text:style-name="T18">3)</text:span></text:span></text:p>
      <text:p text:style-name="P44"><text:span text:style-name="Source_20_Text"><text:span text:style-name="T16"><text:s/>=&gt; ERROR [app 4/4] RUN pip install --no-cache-dir --upgrade -r requirements.txt <text:s text:c="8"/>2.2s</text:span></text:span></text:p>
      <text:p text:style-name="P44"><text:span text:style-name="Source_20_Text"><text:span text:style-name="T16">------ <text:s text:c="87"/></text:span></text:span></text:p>
      <text:p text:style-name="P44"><text:span text:style-name="Source_20_Text"><text:span text:style-name="T16"><text:s/>&gt; [app 4/4] RUN pip install --no-cache-dir --upgrade -r requirements.txt: <text:s text:c="19"/></text:span></text:span></text:p>
      <text:p text:style-name="P44"><text:span text:style-name="Source_20_Text"><text:span text:style-name="T16">1.513 Obtaining file:///whatsapp_bot (from -r requirements.txt (line 10)) <text:s text:c="20"/></text:span></text:span></text:p>
      <text:p text:style-name="P44"><text:span text:style-name="Source_20_Text"><text:span text:style-name="T16">1.514 <text:s text:c="2"/>Preparing metadata (setup.py): started <text:s text:c="47"/></text:span></text:span></text:p>
      <text:p text:style-name="P44"><text:span text:style-name="Source_20_Text"><text:span text:style-name="T16">1.897 <text:s text:c="2"/>Preparing metadata (setup.py): finished with status 'done' <text:s text:c="27"/></text:span></text:span></text:p>
      <text:p text:style-name="P44"><text:span text:style-name="Source_20_Text"><text:span text:style-name="T16">1.897 ERROR: No .egg-info directory found in /tmp/pip-pip-egg-info-svyj2vrz</text:span></text:span></text:p>
      <text:p text:style-name="P44"><text:soft-page-break/><text:span text:style-name="Source_20_Text"><text:span text:style-name="T16">2.143 </text:span></text:span></text:p>
      <text:p text:style-name="P44"><text:span text:style-name="Source_20_Text"><text:span text:style-name="T16">2.143 [notice] A new release of pip is available: 24.0 -&gt; 25.1.1</text:span></text:span></text:p>
      <text:p text:style-name="P44"><text:span text:style-name="Source_20_Text"><text:span text:style-name="T16">2.143 [notice] To update, run: pip install --upgrade pip</text:span></text:span></text:p>
      <text:p text:style-name="P44"><text:span text:style-name="Source_20_Text"><text:span text:style-name="T16">------</text:span></text:span></text:p>
      <text:p text:style-name="P44"><text:span text:style-name="Source_20_Text"><text:span text:style-name="T16">failed to solve: process "/bin/sh -c pip install --no-cache-dir --upgrade -r requirements.txt" did not complete successfully: exit code: 1</text:span></text:span></text:p>
      <text:p text:style-name="P44"><text:span text:style-name="Source_20_Text"><text:span text:style-name="T16"/></text:span></text:p>
      <text:p text:style-name="P44"><text:span text:style-name="Source_20_Text"><text:span text:style-name="T16">https://stackoverflow.com/questions/74440346/what-does-error-no-egg-info-directory-found-in-tmp-pi-p-pip-egg-info-kt94jna</text:span></text:span></text:p>
      <text:p text:style-name="P44"><text:span text:style-name="Source_20_Text"><text:span text:style-name="T16"/></text:span></text:p>
      <text:p text:style-name="P44"><text:span text:style-name="Source_20_Text"><text:span text:style-name="T18">setuptools needs to be installed:</text:span></text:span></text:p>
      <text:p text:style-name="P44"><text:span text:style-name="Source_20_Text"><text:span text:style-name="T16"/></text:span></text:p>
      <text:p text:style-name="P44"><text:span text:style-name="Source_20_Text"><text:span text:style-name="T18">$ python3 -m pip install --upgrade pip setuptools wheel</text:span></text:span></text:p>
      <text:p text:style-name="P44"><text:span text:style-name="Source_20_Text"><text:span text:style-name="T18"/></text:span></text:p>
      <text:p text:style-name="P44"><text:a xlink:type="simple" xlink:href="https://github.com/actions/setup-python/issues/165" text:style-name="Internet_20_link" text:visited-style-name="Visited_20_Internet_20_Link"><text:span text:style-name="Source_20_Text"><text:span text:style-name="T18">https://github.com/actions/setup-python/issues/165</text:span></text:span></text:a></text:p>
      <text:p text:style-name="P44"><text:span text:style-name="Source_20_Text"><text:span text:style-name="T18"/></text:span></text:p>
      <text:p text:style-name="P45"><text:span text:style-name="Source_20_Text"><text:span text:style-name="T19">seems numpy needs to be installed as well:</text:span></text:span></text:p>
      <text:p text:style-name="P45"><text:span text:style-name="Source_20_Text"><text:span text:style-name="T19"/></text:span></text:p>
      <text:p text:style-name="P45"><text:a xlink:type="simple" xlink:href="https://stackoverflow.com/questions/62554991/how-do-i-install-python-on-alpine-linux" text:style-name="Internet_20_link" text:visited-style-name="Visited_20_Internet_20_Link"><text:span text:style-name="Source_20_Text"><text:span text:style-name="T19">https://stackoverflow.com/questions/62554991/how-do-i-install-python-on-alpine-linux</text:span></text:span></text:a></text:p>
      <text:p text:style-name="P45"><text:span text:style-name="Source_20_Text"><text:span text:style-name="T19"/></text:span></text:p>
      <text:p text:style-name="P46"><text:span text:style-name="Source_20_Text"><text:span text:style-name="T20">activate a conda environment in dockerfile</text:span></text:span></text:p>
      <text:p text:style-name="P46"><text:span text:style-name="Source_20_Text"><text:span text:style-name="T20"/></text:span></text:p>
      <text:p text:style-name="P46"><text:a xlink:type="simple" xlink:href="https://pythonspeed.com/articles/activate-conda-dockerfile/" text:style-name="Internet_20_link" text:visited-style-name="Visited_20_Internet_20_Link"><text:span text:style-name="Source_20_Text"><text:span text:style-name="T20">https://pythonspeed.com/articles/activate-conda-dockerfile/</text:span></text:span></text:a></text:p>
      <text:p text:style-name="P46"><text:span text:style-name="Source_20_Text"><text:span text:style-name="T20"/></text:span></text:p>
      <text:p text:style-name="P46"><text:span text:style-name="Source_20_Text"><text:span text:style-name="T20"/></text:span></text:p>
      <text:p text:style-name="P47">Cheat sheet</text:p>
      <text:p text:style-name="P48"/>
      <text:p text:style-name="P48">docker login -u chemilocodotlol</text:p>
      <text:p text:style-name="P48"/>
      <text:p text:style-name="P49">sudo docker compose up </text:p>
      <text:p text:style-name="P49"/>
      <text:p text:style-name="P49">sudo docker compose up -d</text:p>
      <text:p text:style-name="P49"/>
      <text:p text:style-name="P49">(hides the build behind scenes)</text:p>
      <text:p text:style-name="P49"/>
      <text:p text:style-name="P50">sudo docker compose up --build </text:p>
      <text:p text:style-name="P50">docker-compose down</text:p>
      <text:p text:style-name="P50"/>
      <text:p text:style-name="P51">How to delete everything – images, volumes, etc</text:p>
      <text:p text:style-name="P52"><text:a xlink:type="simple" xlink:href="https://stackoverflow.com/questions/44785585/how-can-i-delete-all-local-docker-images" text:style-name="Internet_20_link" text:visited-style-name="Visited_20_Internet_20_Link"><text:span text:style-name="T21">https://stackoverflow.com/questions/44785585/how-can-i-delete-all-local-docker-images</text:span></text:a></text:p>
      <text:p text:style-name="P53">docker system prune -a --volumes</text:p>
      <text:p text:style-name="P50"/>
      <text:p text:style-name="P41"/>
      <text:p text:style-name="P54">bibliography:</text:p>
      <text:p text:style-name="P55">[1] <text:a xlink:type="simple" xlink:href="https://www.youtube.com/watch?v=zedVckWeB-I&amp;t=729s" text:style-name="Internet_20_link" text:visited-style-name="Visited_20_Internet_20_Link">https://www.youtube.com/watch?v=zedVckWeB-I&amp;t=729s</text:a></text:p>
      <text:p text:style-name="P56">[2] <text:a xlink:type="simple" xlink:href="https://gist.github.com/xkortex/84226629c2a1286120bf139b93bca9bf" text:style-name="Internet_20_link" text:visited-style-name="Visited_20_Internet_20_Link">https://gist.github.com/xkortex/84226629c2a1286120bf139b93bca9bf</text:a> </text:p>
      <text:p text:style-name="P56"><text:a xlink:type="simple" xlink:href="https://github.com/deezer/spleeter/blob/master/docker/conda.dockerfile" text:style-name="Internet_20_link" text:visited-style-name="Visited_20_Internet_20_Link">https://github.com/deezer/spleeter/blob/master/docker/conda.dockerfile</text:a> </text:p>
      <text:p text:style-name="P57">(his github)</text:p>
      <text:p text:style-name="P57"><text:a xlink:type="simple" xlink:href="https://github.com/davidrpugh/dockercon-2021-demo/blob/7e8e641e832d95b4df5775b1f1d266f8b35125ae/docker/entrypoint.sh#L3" text:style-name="Internet_20_link" text:visited-style-name="Visited_20_Internet_20_Link">https://github.com/davidrpugh/dockercon-2021-demo/blob/7e8e641e832d95b4df5775b1f1d266f8b35125ae/docker/entrypoint.sh#L3</text:a></text:p>
      <text:p text:style-name="P57"/>
      <text:p text:style-name="P57"><text:a xlink:type="simple" xlink:href="https://github.com/davidrpugh/dockercon-2021-demo" text:style-name="Internet_20_link" text:visited-style-name="Visited_20_Internet_20_Link">https://github.com/davidrpugh/dockercon-2021-demo</text:a> </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2T13:32:52.361639296</meta:creation-date>
    <dc:date>2025-07-07T22:04:03.159139900</dc:date>
    <meta:editing-duration>PT5H16M27S</meta:editing-duration>
    <meta:editing-cycles>69</meta:editing-cycles>
    <meta:generator>LibreOffice/25.2.4.3$Windows_X86_64 LibreOffice_project/33e196637044ead23f5c3226cde09b47731f7e27</meta:generator>
    <meta:document-statistic meta:table-count="0" meta:image-count="0" meta:object-count="0" meta:page-count="12" meta:paragraph-count="209" meta:word-count="1477" meta:character-count="11730" meta:non-whitespace-character-count="10055"/>
  </office:meta>
</office:document-meta>
</file>